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position="super 58%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2</text:p>
      <text:p text:style-name="P2">Month<text:tab/><text:tab/><text:tab/><text:tab/><text:tab/><text:tab/></text:p>
      <text:p text:style-name="P2">Year<text:tab/><text:tab/><text:tab/><text:tab/><text:tab/><text:tab/>188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Young Men's Hebrew Associa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In behalf of the Y M H A/</text:p>
      <text:p text:style-name="P5">for Sabbath Ha-gadol/</text:p>
      <text:p text:style-name="P5">1882/</text:p>
      <text:p text:style-name="P5"/>
      <text:p text:style-name="P4">[Page 1]</text:p>
      <text:p text:style-name="P4">Brethren/</text:p>
      <text:p text:style-name="P4">This is the Young Men's Hebrew Association day./ <text:s/>It means that <text:span text:style-name="T1">the Jewish pulpit at Philadelphia is, by</text:span><text:span text:style-name="T3"> exercises and ceremonies of a fitting character shall direct general/ </text:span><text:span text:style-name="T1">special request to be devoted to the interests of an</text:span><text:span text:style-name="T3"> attention to an organization of commanding importance. <text:s/>The pulpit has been/ </text:span><text:span text:style-name="T1">institution in our city which has for its aim the mental</text:span><text:span text:style-name="T3"> invited to take an active part, and cast its influence on the side of learning. <text:s/>Acknowledged/ as a power, the pulpit has been asked to labor in the interest of </text:span><text:span text:style-name="T1">what</text:span><text:span text:style-name="T3"> that which aims at the/ elevation of our youths, </text:span><text:span text:style-name="T1">through</text:span><text:span text:style-name="T3"> by the great moral lever--</text:span><text:span text:style-name="T1">know-</text:span><text:span text:style-name="T3"> culture./ </text:span><text:span text:style-name="T1">-ledge.</text:span><text:span text:style-name="T3"> <text:s/>The object is </text:span><text:span text:style-name="T1">most</text:span><text:span text:style-name="T3"> holy, and, were it progressively carried/ out to its </text:span><text:span text:style-name="T1">full</text:span><text:span text:style-name="T3"> full extent, the advocacy </text:span><text:span text:style-name="T1">would give</text:span><text:span text:style-name="T3"> thereof on </text:span><text:span text:style-name="T1">this</text:span><text:span text:style-name="T3"> a Sabbath </text:span><text:span text:style-name="T1">impart a still</text:span><text:span text:style-name="T3"> would lend additional/ sanctity to the </text:span><text:span text:style-name="T1">Sabbath set apart for that purpose designated</text:span><text:span text:style-name="T3"> day./ <text:s/>It would give </text:span><text:span text:style-name="T1">to this day</text:span><text:span text:style-name="T3"> this a rightful title to the time-/honored epithet of [Hebrew]. <text:s/></text:span><text:span text:style-name="T1">For</text:span><text:span text:style-name="T3"> Nay: if our ancestors called/ it so because of the officiating Rabbi's </text:span><text:span text:style-name="T1">urgnt</text:span><text:span text:style-name="T3"> urgent solicitation concerning/ the observance of the forthcoming Passover </text:span><text:span text:style-name="T1">our</text:span><text:span text:style-name="T3"> the present ministerial appeal would/ </text:span><text:span text:style-name="T1">have a still</text:span><text:span text:style-name="T3"> raise it still higher; </text:span><text:span text:style-name="T1">in importance,</text:span><text:span text:style-name="T3"> since </text:span><text:span text:style-name="T1">it concerns</text:span><text:span text:style-name="T3"> that appeal seeks </text:span><text:span text:style-name="T1">itself</text:span><text:span text:style-name="T3"> not only/ </text:span><text:span text:style-name="T1">about</text:span><text:span text:style-name="T3"> the permanence of one precept of the Law, but </text:span><text:span text:style-name="T1">about</text:span><text:span text:style-name="T3"> the transmission to posterity of/ all </text:span><text:span text:style-name="T1">our religious</text:span><text:span text:style-name="T3"> the learning which should lead to a well-founded piety. <text:s/></text:span><text:soft-page-break/><text:span text:style-name="T3">But in obedience to truth,/ I </text:span><text:span text:style-name="T1">acknowledge</text:span><text:span text:style-name="T3"> own that so far that comprehensive learning has been allowed/ simply a subordinate place in the institution for which I plead. <text:s/>The wish of/ the right-thinking that it might occupy the </text:span><text:span text:style-name="T1">prominence</text:span><text:span text:style-name="T3"> station/ to which it has a primary claim remains yet unfulfilled./ <text:s/>I shall necessarily confine my remarks to that which applies to Philadelphia./ <text:s/>The first year of the Association opened brightly./</text:span></text:p>
      <text:p text:style-name="P4"><text:span text:style-name="T3"/></text:p>
      <text:p text:style-name="P4"><text:span text:style-name="T3">[Page 2]</text:span></text:p>
      <text:p text:style-name="P4"><text:span text:style-name="T3">Its promises were </text:span><text:span text:style-name="T1">very encouraging</text:span><text:span text:style-name="T3"> inspiriting. <text:s/>The second also/ </text:span><text:span text:style-name="T1">commanded</text:span><text:span text:style-name="T3"> elicited the </text:span><text:span text:style-name="T1">active zeal</text:span><text:span text:style-name="T3"> approval of </text:span><text:span text:style-name="T1">its members</text:span><text:span text:style-name="T3"> the intelligent. <text:s/>But/ the succeeding years failed to evince, in its literary de-/-partment, a gradual </text:span><text:span text:style-name="T1">progression</text:span><text:span text:style-name="T3"> advancement towards a loftier standard./ <text:s/>For, admitting that the young </text:span><text:span text:style-name="T1">men</text:span><text:span text:style-name="T3"> of our faith, are not/ essentially different form those of their age in other/ denominations, and hence that they </text:span><text:span text:style-name="T1">ought to</text:span><text:span text:style-name="T3"> may with propriety be drawn towards/ </text:span><text:span text:style-name="T1">the</text:span><text:span text:style-name="T3"> our association by </text:span><text:span text:style-name="T1">other various diversified</text:span><text:span text:style-name="T3"> various inducements, besides those,/ which </text:span><text:span text:style-name="T1">popular</text:span><text:span text:style-name="T3"> lectures on their history and literature/ hold out, </text:span><text:span text:style-name="T1">still</text:span><text:span text:style-name="T3"> nevertheless it behooves us </text:span><text:span text:style-name="T1">nevertheless</text:span><text:span text:style-name="T3"> to keep always in sight the </text:span><text:span text:style-name="T1">chief</text:span><text:span text:style-name="T3"> main/ </text:span><text:span text:style-name="T1">features</text:span><text:span text:style-name="T3"> purpose of our organization. <text:s/>It is undeniably certain that/ entertainments and diversions, such as are often </text:span><text:span text:style-name="T1">given</text:span><text:span text:style-name="T3"> afforded us,/ may be procured </text:span><text:span text:style-name="T1">otherwise</text:span><text:span text:style-name="T3"> beyond its pale; not so, </text:span><text:span text:style-name="T1">however, ample</text:span><text:span text:style-name="T3">/ information on the writings and writers of our people./ <text:s/>And that the institution has </text:span><text:span text:style-name="T1">[?]</text:span><text:span text:style-name="T3"> pledged itself to give, and that should be frequent and ample and thorough...../ <text:s/>But who ought to charge with </text:span><text:span text:style-name="T1">being a dereliction from</text:span><text:span text:style-name="T3"> remissiveness in the pursuit of/ a duty? <text:s/>Can I in all honesty lay the sin of omission at/ the door of the appointed officials? <text:s/></text:span><text:span text:style-name="T1">Should I</text:span><text:span text:style-name="T3"> Ought I to condemn them in your/ presence as men incapable of appreciating their responsible task,/ or as half-hearted in its performance? <text:s/>No: I have rea-/-sons to believe that earnestness has never been wanting among/ those to whose </text:span><text:span text:style-name="T1">have had</text:span><text:span text:style-name="T3"> care the direction of the association was confided./ <text:s/></text:span><text:span text:style-name="T1">to their care</text:span><text:span text:style-name="T3"> <text:s/>I know that several have been the plans/</text:span></text:p>
      <text:p text:style-name="P4"><text:span text:style-name="T3"/></text:p>
      <text:p text:style-name="P4"><text:span text:style-name="T3">[Page 3]</text:span></text:p>
      <text:p text:style-name="P4"><text:span text:style-name="T3">devised for fostering and spreading far and wide/ the </text:span><text:span text:style-name="T1">learning</text:span><text:span text:style-name="T3"> culture which Jewish youths ought to possess./ <text:s/>But the most energetic</text:span><text:span text:style-name="T4">2</text:span><text:span text:style-name="T5"> and conscientious</text:span><text:span text:style-name="T4">1</text:span><text:span text:style-name="T5"> must fail/ in their endeavours, when instead of meeting with encouragement, they find by the way only </text:span><text:span text:style-name="T2">they meet but</text:span><text:span text:style-name="T5"> indifference and/ frivolity. <text:s/>These, I condemn, these I do denounce and/ profoundly lament. <text:s/></text:span><text:span text:style-name="T2">as,</text:span><text:span text:style-name="T5"> I grieve as I behold their prevalence of such feelings among/ my young brothers and sisters in faith. <text:s/>Apathy is/ the clog which keeps back the wheel of progress </text:span><text:span text:style-name="T2">which that</text:span><text:span text:style-name="T5">/ </text:span><text:span text:style-name="T2">our association had</text:span><text:span text:style-name="T5"> set in motion by our association. <text:s/>Senselessness prevents/ a study </text:span><text:span text:style-name="T2">necessary</text:span><text:span text:style-name="T5"> needful at all times, but most </text:span><text:span text:style-name="T2">imperative essential</text:span><text:span text:style-name="T5">/ </text:span><text:span text:style-name="T2">now because needed requisite</text:span><text:span text:style-name="T5"> requisite now as an arm of defence[sic!] against/ false accusation, tempting surroundings, aspersions, insinuations,/ taunts and jeers. <text:s/>So long as our sons and/ daughters </text:span><text:span text:style-name="T2">prefer to not to acquire</text:span><text:span text:style-name="T5"> vulgarly </text:span><text:span text:style-name="T2">set to</text:span><text:span text:style-name="T5"> ridicule a task for their/ people's literature; so long as they will rather laugh than/ think, be amused rather than be </text:span><text:span text:style-name="T2">instructed</text:span><text:span text:style-name="T5"> taught, institutions like/ that </text:span><text:span text:style-name="T2">in Philadelphia</text:span><text:span text:style-name="T5">, in whose behalf I am requested/ to plead, must </text:span><text:span text:style-name="T2">disappoint</text:span><text:span text:style-name="T5"> fall short of the expectations of eager souls, </text:span><text:span text:style-name="T2">prayful souls</text:span><text:span text:style-name="T5"> that/ </text:span><text:span text:style-name="T2">anxious</text:span><text:span text:style-name="T5"> long</text:span><text:span text:style-name="T2">ing</text:span><text:span text:style-name="T5"> for the moral </text:span><text:span text:style-name="T2">elevation</text:span><text:span text:style-name="T5"> exaltation of our race./</text:span></text:p>
      <text:p text:style-name="P4"><text:span text:style-name="T5">Who more than I has cause to sympathise with the/ officials, </text:span><text:span text:style-name="T2">who labor</text:span><text:span text:style-name="T5"> in their stirrings to plant knowledge and make it fruitful?/</text:span></text:p>
      <text:p text:style-name="P4"><text:span text:style-name="T5"/></text:p>
      <text:p text:style-name="P4"><text:span text:style-name="T5">[Page 4]</text:span></text:p>
      <text:p text:style-name="P7"><text:span text:style-name="T6">Allow</text:span><text:span text:style-name="T5"> Suffer me to say it: At home, in schools, and at/ Synagogues; </text:span><text:span text:style-name="T6">in the mornings, in the afternoons, and</text:span><text:span text:style-name="T5">/ </text:span><text:span text:style-name="T6">in the evenings</text:span><text:span text:style-name="T5">; at </text:span><text:span text:style-name="T6">ay</text:span><text:span text:style-name="T5"> any season, on any day, and/ at all hours I have placed myself at the disposal/ of the Hebrew Community, irrespective of congregational/ preferences, but few, very few have cared to avail/ themselves of my gratuitous offer. <text:s/></text:span><text:span text:style-name="T6">When I</text:span><text:span text:style-name="T5"> Last/ year, when I announced my intention to deliver a course of/ lectures on subjects which I considered useful, some of/ my coreligionists signified their approbation. <text:s/>The at-/-tendance however was not </text:span><text:span text:style-name="T6">so large</text:span><text:span text:style-name="T5"> such as to justify my </text:span><text:span text:style-name="T6">belief</text:span><text:span text:style-name="T5"> pride/ </text:span><text:span text:style-name="T6">in the sincerity</text:span><text:span text:style-name="T5"> by reason of that commendation; it was not calculated/ to </text:span><text:span text:style-name="T6">inspire</text:span><text:span text:style-name="T5"> infuse </text:span><text:soft-page-break/><text:span text:style-name="T5">into me </text:span><text:span text:style-name="T6">with fresh courage</text:span><text:span text:style-name="T5"> renewed vigour and hope. <text:s/>This year my/ historical series have hitherto created no perceptible change for the/ better. <text:s/>I hear persons occasionally remark: "The attend-/-ance was large today." <text:s/>Perhaps so. <text:s/>But not of the element to which/ I most anxiously look for the perpetuation of our race and/ religion. <text:s/>That element is </text:span><text:span text:style-name="T6">very thinly</text:span><text:span text:style-name="T5"> always represented scantily; for/ </text:span><text:span text:style-name="T6">many a number</text:span><text:span text:style-name="T5"> many of our daughters are attracted to localities where/ finery </text:span><text:span text:style-name="T6">are</text:span><text:span text:style-name="T5"> is displayed, and some of our sons, who </text:span><text:span text:style-name="T6">are</text:span><text:span text:style-name="T5"> enjoy/ </text:span><text:span text:style-name="T6">at leisure</text:span><text:span text:style-name="T5"> leisure, have their minds engaged at the gaming/ board./</text:span></text:p>
      <text:p text:style-name="P7"><text:span text:style-name="T5"/></text:p>
      <text:p text:style-name="P7"><text:span text:style-name="T5">[Page 5]</text:span></text:p>
      <text:p text:style-name="P7"><text:span text:style-name="T5">A number of the youngest do frequent--to </text:span><text:span text:style-name="T6">litt</text:span><text:span text:style-name="T5"> a certain age--this dwelling/ of prayer, but not always to the honor of the </text:span><text:span text:style-name="T6">Lord sacred</text:span><text:span text:style-name="T5"> divine worship./ <text:s/>They often give </text:span><text:span text:style-name="T6">me</text:span><text:span text:style-name="T5"> cause for mortification by their/ </text:span><text:span text:style-name="T6">leaving and returning with noisy steps, And</text:span><text:span text:style-name="T5"> demeanour. <text:s/>Only two/ sabbaths ago, I was deeply pained in noticing </text:span><text:span text:style-name="T6">several</text:span><text:span text:style-name="T5">/ strangers of the Nazarene church calling each other's attention to our boys </text:span><text:span text:style-name="T6">wran-</text:span><text:span text:style-name="T5"> to their leaving &amp; returning at pleasure, aye,/ </text:span><text:span text:style-name="T6">-glings and</text:span><text:span text:style-name="T5"> alterations and wranglings, while the divine service was being/ performed. <text:s/>How to effect a reform in/ the moral sense of our youths; how to raise the future/ representatives of Judaism to a higher plane--that is/ the burning question, which I have studied long and/ worried over. <text:s/>It is not easy of solution, but/ God does not demand of us feeble-handed creatures impossibilities. <text:s/></text:span><text:span text:style-name="T6">We ought</text:span><text:span text:style-name="T5"> It is wrong/ </text:span><text:span text:style-name="T6">not</text:span><text:span text:style-name="T5"> therefore to reject as useless any aid whenever and wherever proferred./ <text:s/></text:span><text:span text:style-name="T6">I shall never</text:span><text:span text:style-name="T5"> As to myself I shall under no circumstance, counsel the extinction of established/ organizations--be they charitable, religious or literary--be-/cause they </text:span><text:span text:style-name="T6">did</text:span><text:span text:style-name="T5"> have not fully realized the </text:span><text:span text:style-name="T6">expectations</text:span><text:span text:style-name="T5"> anticipations of their/ founders. <text:s/>Unless </text:span><text:span text:style-name="T6">their</text:span><text:span text:style-name="T5"> the tendencies thereof are openly at variance/ with the </text:span><text:span text:style-name="T6">ostensible</text:span><text:span text:style-name="T5"> declared object of their creation I shall/ welcome the small measure of their cooperative work. <text:s/>For, what one/ institution cannot singly secure, the united action of/ many may bring about. <text:s/>The school is a/</text:span></text:p>
      <text:p text:style-name="P7"><text:span text:style-name="T5"/></text:p>
      <text:p text:style-name="P7"><text:span text:style-name="T5">[Page 6]</text:span></text:p>
      <text:p text:style-name="P7"><text:span text:style-name="T5">fulcrum, the synagogue a lever, but young men's/ Hebrew Associations are </text:span><text:span text:style-name="T6">still</text:span><text:span text:style-name="T5"> also a force. <text:s/></text:span><text:span text:style-name="T6">They</text:span><text:span text:style-name="T5"> We should </text:span><text:span text:style-name="T6">be</text:span><text:span text:style-name="T5">/ hail them as an agency to uplift what is meanly low./ <text:s/>Even as a medium of social intercourse, bringing our offspring/ together, and withdrawing them from the allurements of an/ exclusive companionship with non-Israelites, our organiza-/-tion may prove a power. <text:s/>But it has accomplished/ more than a negative good. <text:s/>It has </text:span><text:span text:style-name="T6">in those of our faith</text:span><text:span text:style-name="T5"> measurably encouraged elocu-/-tionary and musical talents in those of our faith; it has occasionally called/ forth the latent abilities of men and women of </text:span><text:span text:style-name="T6">our</text:span><text:span text:style-name="T5"> the Hebrew race;/ it has repeatedly engaged the services of scholars in various departments,/--thus trying, at least, to awaken a task for religious and/ secular culture; it has formed a library to </text:span><text:span text:style-name="T6">arouse</text:span><text:span text:style-name="T5"> excite a </text:span><text:span text:style-name="T6">wish</text:span><text:span text:style-name="T5"> desire/ for information; </text:span><text:span text:style-name="T6">and</text:span><text:span text:style-name="T5"> it has consolidated,--as far as it lay/ within </text:span><text:span text:style-name="T6">their</text:span><text:span text:style-name="T5"> its reach, various branches of the organization and/ it has opened thereby a useful interchange of thought </text:span><text:span text:style-name="T6">by</text:span><text:span text:style-name="T5"> through the publication/ of a bi monthly Bulletin. <text:s/>I wish it </text:span><text:span text:style-name="T6">therefore</text:span><text:span text:style-name="T5"> god-speed,/ and say to its officials "Persevere; if but a few will/ second your efforts, the advantage will be on the side of a/ noble cause--the triumph of an intellectual </text:span><text:span text:style-name="T6">religion</text:span><text:span text:style-name="T5"> Judaism. <text:s/>But as the communication I received,/ asked that I should advise as well as plead for,/</text:span></text:p>
      <text:p text:style-name="P7"><text:span text:style-name="T5"/></text:p>
      <text:p text:style-name="P7"><text:span text:style-name="T5">[Page 7]</text:span></text:p>
      <text:p text:style-name="P7"><text:span text:style-name="T5">I venture to suggest that our </text:span><text:span text:style-name="T6">association</text:span><text:span text:style-name="T5"> institution be/ for the present moderate in its aspirations. <text:s/>More than elaborate lectures/ on different topics, </text:span><text:span text:style-name="T6">addresses of a conversational character</text:span><text:span text:style-name="T5"> conversional[sic!] </text:span><text:span text:style-name="T6">addresses</text:span><text:span text:style-name="T5">, sittings at which/ </text:span><text:span text:style-name="T6">explanatory of</text:span><text:span text:style-name="T5"> the character of men, of books and of doctrines,/ </text:span><text:span text:style-name="T6">might</text:span><text:span text:style-name="T5"> are explained ought to be </text:span><text:span text:style-name="T6">sought for</text:span><text:span text:style-name="T5"> chosen. <text:s/>The adoption of that plan/ might popularize a knowledge greatly needed. <text:s/></text:span><text:span text:style-name="T6">by our youths</text:span><text:span text:style-name="T5"> In like manner,/ </text:span><text:span text:style-name="T6">Some</text:span><text:span text:style-name="T5"> familiar talks about the Hebrew language, its </text:span><text:span text:style-name="T6">arrangement</text:span><text:span text:style-name="T5"> construction/ and logical </text:span><text:span text:style-name="T6">construction must composition</text:span><text:span text:style-name="T5"> syntax might </text:span><text:span text:style-name="T6">also</text:span><text:span text:style-name="T5"> form a part of next year's/ course </text:span><text:span text:style-name="T6">of to</text:span><text:span text:style-name="T5"> as laid out by the Literary committee. <text:s/>But </text:span><text:span text:style-name="T6">this</text:span><text:span text:style-name="T5"> it should/ <text:s/>be remembered that this is composed of men, and as </text:span><text:span text:style-name="T6">such</text:span><text:span text:style-name="T5"> men they look for the sympathetic/ support of brethren. <text:s/>They </text:span><text:soft-page-break/><text:span text:style-name="T5">will feel that their energies </text:span><text:span text:style-name="T6">expand</text:span><text:span text:style-name="T5"> grow powerful,/ that their capacities to discover attractions for our sons and daughters of a refining and/ elevating nature, </text:span><text:span text:style-name="T6">[?]</text:span><text:span text:style-name="T5"> expand in proportion, as our community will/ prove its appreciation of well-directed endeavours. <text:s/>In the/ hope </text:span><text:span text:style-name="T6">to</text:span><text:span text:style-name="T5"> of stirring up general interest, this </text:span><text:span text:style-name="T6">Sabbath</text:span><text:span text:style-name="T5"> day was </text:span><text:span text:style-name="T6">chosen</text:span><text:span text:style-name="T5"> set apart as/ </text:span><text:span text:style-name="T6">the Young men's Hebrew Associaion day.</text:span><text:span text:style-name="T5"> a special festivity. <text:s/>The pulpit will have per-/formed a sacred obligation, if it succeeds in augmenting the/ </text:span><text:span text:style-name="T6">number of subscribers</text:span><text:span text:style-name="T5"> contributors and patrons to a literary </text:span><text:span text:style-name="T6">institution</text:span><text:span text:style-name="T5"> organization./ <text:s/>But it will have deserved well of Judaism, and </text:span><text:span text:style-name="T6">made</text:span><text:span text:style-name="T5"> rendered/ this a truly [Hebrew] if it can rally our youths,/ round the </text:span><text:span text:style-name="T6">organization</text:span><text:span text:style-name="T5"> institution in whose behalf it must appeal,/ with a new spirit; </text:span><text:span text:style-name="T6">opr</text:span><text:span text:style-name="T5"> if it can strip</text:span><text:span text:style-name="T6">ping</text:span><text:span text:style-name="T5"> them of a spirit/</text:span></text:p>
      <text:p text:style-name="P7"><text:span text:style-name="T5"/></text:p>
      <text:p text:style-name="P7"><text:span text:style-name="T5">[Page 8]</text:span></text:p>
      <text:p text:style-name="P7"><text:span text:style-name="T5">of indifference and frivolity, and </text:span><text:span text:style-name="T6">causing [?]</text:span><text:span text:style-name="T5"> impell them to/ put on a spirit of intelligence and serious application./ <text:s/>When another year shall have </text:span><text:span text:style-name="T6">passed</text:span><text:span text:style-name="T5"> rolled away and this season/ will arrive, the pulpit may have then a legitimate cause/ </text:span><text:span text:style-name="T6">cause for reason</text:span><text:span text:style-name="T5"> to glory</text:span><text:span text:style-name="T6">ing</text:span><text:span text:style-name="T5"> over its achievement, pointing to/ the improvements of the Y M H Association, as reflected in the/ culture, moral standing, and religious knowledge of its/ </text:span><text:span text:style-name="T6">thousnads</text:span><text:span text:style-name="T5"> vastly increased number</text:span><text:span text:style-name="T6">s</text:span><text:span text:style-name="T5">. <text:s/>Brethren. <text:s/></text:span><text:span text:style-name="T6">Say</text:span><text:span text:style-name="T5"> Urge your offspring to say: "it shall be</text:span><text:span text:style-name="T6">s</text:span><text:span text:style-name="T5"> so." </text:span><text:span text:style-name="T6">and</text:span><text:span text:style-name="T5">/ and it will b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9T15:41:01.02</meta:creation-date>
    <dc:date>2012-07-23T12:03:56.02</dc:date>
    <dc:creator>Penn Libraries</dc:creator>
    <meta:editing-duration>PT02H14M1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2037" meta:character-count="12749"/>
  </office:meta>
</office:document-meta>
</file>